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.serializeRow( ServiceManager 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getConnectio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Query.registerInParameters( PreparedStatement p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rializeData( ServiceManager manager ,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QLTransformer.endEscapeString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ery.registerOutParameters( CallableStatement c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.execu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SQLTransformer.en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setOutParameter( int pos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.setStoredProcedur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etup(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uery.setConnection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SubstituteValu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Query( SQLTransformer transformer , int query_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Transformer.startOutParameter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QLTransformer.endInParamet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isStoredProced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Transformer.startExecute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Transformer.getQuery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OutParamet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data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Transformer.endTransformingElement( String uri , String name , String raw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QLTransformer.endQuery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QL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getColumnName( String tempColum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clo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QLTransformer.startSubstituteValueElement( 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QLTransformer.startAncestorValueElement( 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QLTransformer.SQLTransform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.setInParameter( int pos ,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Transformer.getStringValue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Transformer.startQueryElement(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QLTransformer.startValueEleme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executeQuery( int index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QLTransformer.getThe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tartTransformingElement( String uri , String name , String raw , Attributes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Transformer.nsQualify( String name ,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.setUpdat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tartEscapeStringElement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Transformer.endValu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QLTransform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.getNrOfRow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Transformer.start( String name , AttributesImpl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Transformer.endAncestorValu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estorValue.AncestorValue( int lev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.serializeStoredProcedure( ServiceManager manag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QLTransformer.throwIllegal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Execute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getColumnValue(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QL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QLTransformer.getCurren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getColumn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ransformer.startInParameter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.addQueryPar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